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043cm"/>
          <style:tab-stop style:position="9.657cm"/>
          <style:tab-stop style:position="12.647cm"/>
        </style:tab-stops>
      </style:paragraph-properties>
    </style:style>
    <style:style style:name="P2" style:family="paragraph" style:parent-style-name="Standard">
      <style:paragraph-properties fo:text-align="justify" style:justify-single-word="false">
        <style:tab-stops>
          <style:tab-stop style:position="3.043cm"/>
          <style:tab-stop style:position="9.657cm"/>
          <style:tab-stop style:position="12.647cm"/>
        </style:tab-stops>
      </style:paragraph-properties>
    </style:style>
    <style:style style:name="P3" style:family="paragraph" style:parent-style-name="Standard">
      <style:paragraph-properties fo:text-align="end" style:justify-single-word="false">
        <style:tab-stops>
          <style:tab-stop style:position="3.043cm"/>
          <style:tab-stop style:position="9.657cm"/>
          <style:tab-stop style:position="12.647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3.043cm"/>
          <style:tab-stop style:position="9.657cm"/>
          <style:tab-stop style:position="12.647cm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MORIAL DESCRITIVO</text:p>
      <text:p text:style-name="Standard"/>
      <text:p text:style-name="P1"><text:span text:style-name="T1">Imóvel:</text:span><text:tab/>$parcela.descricao<text:tab/><text:span text:style-name="T1">Comarca:</text:span><text:tab/>$info.comarca</text:p>
      <text:p text:style-name="P1"><text:span text:style-name="T1">Proprietário:</text:span><text:tab/>$parcela.nomeProprietario<text:tab/><text:span text:style-name="T1">Gleba:</text:span><text:tab/>$info.nomeImovel</text:p>
      <text:p text:style-name="P1"><text:span text:style-name="T1">Município:</text:span><text:tab/>$info.municipio<text:tab/><text:span text:style-name="T1">UF:</text:span><text:tab/>$info.uf</text:p>
      <text:p text:style-name="P1"><text:span text:style-name="T1">Matrícula:</text:span><text:tab/>$parcela.numeroMatricula<text:tab/><text:span text:style-name="T1">Código SNCR:</text:span><text:tab/>$parcela.codigoSncr</text:p>
      <text:p text:style-name="P1"><text:span text:style-name="T1">Área:</text:span><text:tab/>$area<text:tab/><text:span text:style-name="T1">Perímetro:</text:span><text:tab/>$perimetro</text:p>
      <text:p text:style-name="P1"/>
      <text:p text:style-name="P2"><text:tab/>$DESCRICAO_PERIMETRO</text:p>
      <text:p text:style-name="P2"/>
      <text:p text:style-name="P2"/>
      <text:p text:style-name="P3">cidade, <text:date style:data-style-name="N76" text:date-value="2011-11-23T15:37:19.99">November 23, 2011</text:date></text:p>
      <text:p text:style-name="P3"/>
      <text:p text:style-name="P4">________________________________________</text:p>
      <text:p text:style-name="P4">RT: $rt_nome, CREA: $rt_crea</text:p>
      <text:p text:style-name="P4">Código Credenciamento: $rt_codigo_credenciamento</text:p>
      <text:p text:style-name="P4">ART n: $art_num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erif" style:font-size-asian="10.5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Liberation Serif" fo:font-size="12pt" fo:language="en" fo:country="US" style:letter-kerning="true" style:font-name-asian="Lohit Hindi" style:font-size-asian="12pt" style:language-asian="zh" style:country-asian="CN" style:font-name-complex="WenQuanYi Micro He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-asian="Liberation Serif" style:font-size-asian="10.5pt" style:font-name-complex="Liberation Serif"/>
    </style:style>
    <style:style style:name="List" style:family="paragraph" style:parent-style-name="Text_20_body" style:class="list">
      <style:text-properties style:font-name-asian="Lohit Hindi1"/>
    </style:style>
    <style:style style:name="Caption" style:family="paragraph" style:parent-style-name="Standard" style:class="extra">
      <style:paragraph-properties fo:margin-top="0.212cm" fo:margin-bottom="0.212cm"/>
      <style:text-properties fo:font-style="italic" style:font-name-asian="Lohit Hindi1" style:font-size-asian="10.5pt" style:font-style-asian="italic" style:font-name-complex="Liberation Serif" style:font-style-complex="italic"/>
    </style:style>
    <style:style style:name="Index" style:family="paragraph" style:parent-style-name="Standard" style:class="index">
      <style:text-properties style:font-name-asian="Lohit Hindi1" style:font-size-asian="10.5pt" style:font-name-complex="Liberation Seri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1-03-10T11:32:00</meta:creation-date>
    <meta:generator>LibreOffice/3.4$Unix LibreOffice_project/340m1$Build-12</meta:generator>
    <dc:date>2011-11-23T15:37:19</dc:date>
    <meta:editing-duration>PT17M4S</meta:editing-duration>
    <meta:editing-cycles>18</meta:editing-cycles>
    <meta:document-statistic meta:table-count="0" meta:image-count="0" meta:object-count="0" meta:page-count="1" meta:paragraph-count="11" meta:word-count="39" meta:character-count="451" meta:non-whitespace-character-count="423"/>
  </office:meta>
</office:document-meta>
</file>